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5.47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0.5701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4839in"/>
    </style:style>
    <style:style style:name="co17" style:family="table-column">
      <style:table-column-properties fo:break-before="auto" style:column-width="0.678in"/>
    </style:style>
    <style:style style:name="co18" style:family="table-column">
      <style:table-column-properties fo:break-before="auto" style:column-width="0.3437in"/>
    </style:style>
    <style:style style:name="co19" style:family="table-column">
      <style:table-column-properties fo:break-before="auto" style:column-width="0.6453in"/>
    </style:style>
    <style:style style:name="co20" style:family="table-column">
      <style:table-column-properties fo:break-before="auto" style:column-width="0.8071in"/>
    </style:style>
    <style:style style:name="co21" style:family="table-column">
      <style:table-column-properties fo:break-before="auto" style:column-width="0.6882in"/>
    </style:style>
    <style:style style:name="co22" style:family="table-column">
      <style:table-column-properties fo:break-before="auto" style:column-width="0.7425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6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SWE: 2010-08-16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EDI_PP: 2010-12-13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FGM_UP data : 2011-06-30</text:p>
          </table:table-cell>
          <table:table-cell table:number-columns-repeated="1005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08-29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7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09-27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16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03T16:42:22</dc:date>
    <meta:editing-duration>PT575H19M30S</meta:editing-duration>
    <meta:editing-cycles>33</meta:editing-cycles>
    <meta:generator>OpenOffice.org/3.2$Linux OpenOffice.org_project/320m12$Build-9483</meta:generator>
    <dc:creator>Chris Cully</dc:creator>
    <meta:document-statistic meta:table-count="3" meta:cell-count="523" meta:object-count="0"/>
  </office:meta>
</office:document-meta>
</file>